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language="sv" fo:country="SE"/>
    </style:style>
    <style:style style:name="T2" style:family="text">
      <style:text-properties fo:language="sv" fo:country="SE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Forslag 1</text:p>
      <text:p text:style-name="Standard"/>
      <text:p text:style-name="Standard">Intel Celeron G1840 2.8GHz Dual-Core Processor 362SEK <text:span text:style-name="T1">[</text:span><text:a xlink:type="simple" xlink:href="http://www.mpbutiken.se/komponenter/processorer/intel-1150/intel-celeron-g1840-2-8ghz-box-hd-graphics-54" text:style-name="Internet_20_link" text:visited-style-name="Visited_20_Internet_20_Link">länk</text:a><text:span text:style-name="T1">]</text:span></text:p>
      <text:p text:style-name="Standard">Cooler Master Hyper 212 EVO 82.9 CFM Sleeve Bearing CPU Cooler 343SEK <text:span text:style-name="T1">[</text:span><text:a xlink:type="simple" xlink:href="http://www.webhallen.com/se-sv/datorkomponenter/148002-cooler_master_cpu_kylare_hyper_212_evo-socket_775-1150-1155-1366-am3-fm1&amp;atcl=external:ref" text:style-name="Internet_20_link" text:visited-style-name="Visited_20_Internet_20_Link">länk</text:a><text:span text:style-name="T1">]</text:span></text:p>
      <text:p text:style-name="Standard">MSI Z97S SLI Krait Edition ATX LGA1150 Motherboard 1049SEK <text:span text:style-name="T1">[</text:span><text:a xlink:type="simple" xlink:href="http://cdon.se/hemelektronik/msi-z97s-sli-krait-edition-socket-1150-atx-z97-p30383343?utm_source=prisjakt&amp;utm_medium=cpc&amp;utm_term=(99)+Socket-1150+MSI+Z97S+SLI+Krait+Edition+Socket+1150,+ATX,+Z97+Intel&amp;utm_content=30383343&amp;utm_campaign=prisjakt_se_PC+-+Comp+-+Motherboard_home-electronics" text:style-name="Internet_20_link" text:visited-style-name="Visited_20_Internet_20_Link">länk</text:a><text:span text:style-name="T1">]</text:span></text:p>
      <text:p text:style-name="Standard">G.Skill Ripjaws X Series 8GB (2 x 4GB) DDR3-1600 Memory 483SEK <text:span text:style-name="T1">[</text:span><text:a xlink:type="simple" xlink:href="https://www.proshop.se/RAM/GSkill-8GB-DDR3-1600MHz-2x4/2279646?utm_source=prisjakt&amp;utm_medium=cpc&amp;utm_campaign=pricesite" text:style-name="Internet_20_link" text:visited-style-name="Visited_20_Internet_20_Link">länk</text:a><text:span text:style-name="T1">]</text:span></text:p>
      <text:p text:style-name="Standard">Seagate Barracuda 3TB 3.5" 7200RPM Internal Hard Drive 999SEK <text:span text:style-name="T1">[</text:span><text:a xlink:type="simple" xlink:href="http://cdon.se/hemelektronik/seagate-barracuda-st3000dm001-64mb-3tb-3-5-p32000372?utm_source=prisjakt&amp;utm_medium=cpc&amp;utm_term=HDD-Intern-3.5+Seagate+Barracuda+ST3000DM001+64MB+3TB+3.5&amp;utm_content=32000372&amp;utm_campaign=prisjakt_se_PC+-+Comp+-+HDD_home-electronics" text:style-name="Internet_20_link" text:visited-style-name="Visited_20_Internet_20_Link">länk</text:a><text:span text:style-name="T1">]</text:span></text:p>
      <text:p text:style-name="Standard">MSI GeForce GTX 750 Ti 2GB Video Card 1389SEK <text:span text:style-name="T1">[</text:span><text:a xlink:type="simple" xlink:href="https://www.proshop.se/Grafikkort/MSI-GeForce-GTX-750-Ti-Gaming-2GB/2434671?utm_source=prisjakt&amp;utm_medium=cpc&amp;utm_campaign=pricesite" text:style-name="Internet_20_link" text:visited-style-name="Visited_20_Internet_20_Link">länk</text:a><text:span text:style-name="T1">]</text:span></text:p>
      <text:p text:style-name="Standard">Corsair 200R ATX Mid Tower Case 598SEK <text:span text:style-name="T1">[</text:span><text:a xlink:type="simple" xlink:href="https://www.komplett.se/product/769204/datorutrustning/chassibarebone/midi-tower/corsair-carbide-200r-midi-tower-svart" text:style-name="Internet_20_link" text:visited-style-name="Visited_20_Internet_20_Link">länk</text:a><text:span text:style-name="T1">]</text:span></text:p>
      <text:p text:style-name="Standard">Corsair Builder 500W 80+ Bronze Certified ATX Power Supply 699SEK <text:span text:style-name="T1">[</text:span><text:a xlink:type="simple" xlink:href="http://www.webhallen.com/se-sv/datorkomponenter/167605-corsair_powersupply_cx500m_500w&amp;atcl=external:ref" text:style-name="Internet_20_link" text:visited-style-name="Visited_20_Internet_20_Link">länk</text:a><text:span text:style-name="T1">]</text:span></text:p>
      <text:p text:style-name="Standard">Asus DRW-24B1ST/BLK/B/AS DVD/CD Writer 199SEK <text:span text:style-name="T2">[</text:span><text:a xlink:type="simple" xlink:href="http://barondator.com/art/datorkomponenter/cd-dvd-bluray/asus-drw-24f1st-2/" text:style-name="Internet_20_link" text:visited-style-name="Visited_20_Internet_20_Link">länk</text:a><text:span text:style-name="T2">]</text:span></text:p>
      <text:p text:style-name="Standard">Microsoft Windows 10 Pro OEM 64-bit 1590SEK <text:span text:style-name="T1">[</text:span><text:a xlink:type="simple" xlink:href="https://www.netonnet.se/art/dator/programvara/operativsystem/microsoft-win-10-pro-64-bit-oem-dvdse/221321.9359/" text:style-name="Internet_20_link" text:visited-style-name="Visited_20_Internet_20_Link">länk</text:a><text:span text:style-name="T1">]</text:span></text:p>
      <text:p text:style-name="Standard">Intel EXPI9301CTBLK PCI-Express x1 10/100/1000 Mbps Network Adapter 299SEK <text:span text:style-name="T1">[</text:span><text:a xlink:type="simple" xlink:href="https://www.inet.se/produkt/5402028/intel-gigabit-ct-9301ct-10-100-1000-bulk?utm_source=prisjakt&amp;utm_medium=cpc&amp;utm_campaign=prisjakt/#specs" text:style-name="Internet_20_link" text:visited-style-name="Visited_20_Internet_20_Link">länk</text:a><text:span text:style-name="T1">]</text:span></text:p>
      <text:p text:style-name="Standard">Asus VS228H-P 21.5" Monitor 1590SEK <text:span text:style-name="T1">[</text:span><text:a xlink:type="simple" xlink:href="https://www.inet.se/produkt/2200007/asus-23-vc239h?utm_source=prisjakt&amp;utm_medium=cpc&amp;utm_campaign=prisjakt/#merinfo" text:style-name="Internet_20_link" text:visited-style-name="Visited_20_Internet_20_Link">länk</text:a><text:span text:style-name="T1">]</text:span></text:p>
      <text:p text:style-name="Standard">Logitech K120 Wired Standard Keyboard 169SEK <text:span text:style-name="T1">[</text:span><text:a xlink:type="simple" xlink:href="http://cdon.se/hemelektronik/logitech-k120-tangentbord-nordiskt-p14924626?utm_source=prisjakt&amp;utm_medium=cpc&amp;utm_term=Logitech+K120++Keyboard&amp;utm_content=14924626&amp;utm_campaign=prisjakt_se_PC+-+Acc+-+Keyboard_home-electronics" text:style-name="Internet_20_link" text:visited-style-name="Visited_20_Internet_20_Link">länk</text:a><text:span text:style-name="T1">]</text:span></text:p>
      <text:p text:style-name="Standard">Logitech M525 Trådlös Mus (vit/röd) 319SEK <text:span text:style-name="T1">[</text:span><text:a xlink:type="simple" xlink:href="http://cdon.se/hemelektronik/logitech-m525-tradlos-mus-vit-rod-p23497753?utm_source=prisjakt&amp;utm_medium=cpc&amp;utm_term=Mouse+Logitech+Wireless+Mouse+M525&amp;utm_content=23497753&amp;utm_campaign=prisjakt_se_PC+-+Acc+-+Mice_home-electronics" text:style-name="Internet_20_link" text:visited-style-name="Visited_20_Internet_20_Link">länk</text:a><text:span text:style-name="T1">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5M31S</meta:editing-duration>
    <meta:editing-cycles>4</meta:editing-cycles>
    <meta:generator>OpenOffice/4.1.2$Win32 OpenOffice.org_project/412m3$Build-9782</meta:generator>
    <dc:date>2016-07-31T18:32:45.79</dc:date>
    <dc:creator>Robert Kristian Alm</dc:creator>
    <meta:document-statistic meta:table-count="0" meta:image-count="0" meta:object-count="0" meta:page-count="1" meta:paragraph-count="15" meta:word-count="128" meta:character-count="841"/>
    <meta:user-defined meta:name="Info 1"/>
    <meta:user-defined meta:name="Info 2"/>
    <meta:user-defined meta:name="Info 3"/>
    <meta:user-defined meta:name="Info 4"/>
  </office:meta>
</office:document-meta>
</file>